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e563"/>
    </style:style>
    <style:style style:name="P2" style:family="paragraph" style:parent-style-name="List_20_Heading">
      <style:text-properties officeooo:paragraph-rsid="00149864"/>
    </style:style>
    <style:style style:name="P3" style:family="paragraph" style:parent-style-name="List_20_Contents">
      <style:paragraph-properties fo:margin-left="0in" fo:margin-right="0in" fo:text-indent="0in" style:auto-text-indent="false"/>
    </style:style>
    <style:style style:name="P4" style:family="paragraph" style:parent-style-name="List_20_Contents">
      <style:paragraph-properties fo:margin-left="0in" fo:margin-right="0in" fo:text-indent="0in" style:auto-text-indent="false"/>
      <style:text-properties officeooo:rsid="00149864" officeooo:paragraph-rsid="00149864"/>
    </style:style>
    <style:style style:name="P5" style:family="paragraph" style:parent-style-name="Text_20_body">
      <style:text-properties officeooo:paragraph-rsid="006bf52a"/>
    </style:style>
    <style:style style:name="P6" style:family="paragraph" style:parent-style-name="Text_20_body">
      <style:text-properties officeooo:paragraph-rsid="006da839"/>
    </style:style>
    <style:style style:name="P7" style:family="paragraph" style:parent-style-name="List_20_Heading">
      <style:text-properties officeooo:paragraph-rsid="00149864"/>
    </style:style>
    <style:style style:name="P8" style:family="paragraph" style:parent-style-name="List_20_Heading">
      <style:text-properties officeooo:paragraph-rsid="001dd125"/>
    </style:style>
    <style:style style:name="P9" style:family="paragraph" style:parent-style-name="List_20_Heading">
      <style:text-properties officeooo:paragraph-rsid="003e3ba8"/>
    </style:style>
    <style:style style:name="P10" style:family="paragraph" style:parent-style-name="List_20_Heading">
      <style:text-properties officeooo:paragraph-rsid="004f1e07"/>
    </style:style>
    <style:style style:name="P11" style:family="paragraph" style:parent-style-name="List_20_Heading">
      <style:text-properties officeooo:paragraph-rsid="006ee54c"/>
    </style:style>
    <style:style style:name="P12" style:family="paragraph" style:parent-style-name="List_20_Heading">
      <style:text-properties officeooo:paragraph-rsid="006f7073"/>
    </style:style>
    <style:style style:name="P13" style:family="paragraph" style:parent-style-name="List_20_Contents">
      <style:text-properties officeooo:rsid="006ee54c" officeooo:paragraph-rsid="006ee54c"/>
    </style:style>
    <style:style style:name="P14" style:family="paragraph" style:parent-style-name="List_20_Contents">
      <style:paragraph-properties fo:margin-left="0in" fo:margin-right="0in" fo:text-indent="0in" style:auto-text-indent="false"/>
      <style:text-properties officeooo:rsid="00149864" officeooo:paragraph-rsid="002c894e"/>
    </style:style>
    <style:style style:name="P15" style:family="paragraph" style:parent-style-name="List_20_Contents">
      <style:paragraph-properties fo:margin-left="0in" fo:margin-right="0in" fo:text-indent="0in" style:auto-text-indent="false"/>
      <style:text-properties officeooo:paragraph-rsid="00149864"/>
    </style:style>
    <style:style style:name="P16" style:family="paragraph" style:parent-style-name="List_20_Contents">
      <style:paragraph-properties fo:margin-left="0in" fo:margin-right="0in" fo:text-indent="0in" style:auto-text-indent="false"/>
      <style:text-properties officeooo:paragraph-rsid="002c894e"/>
    </style:style>
    <style:style style:name="P17" style:family="paragraph" style:parent-style-name="List_20_Contents">
      <style:paragraph-properties fo:margin-left="0in" fo:margin-right="0in" fo:text-indent="0in" style:auto-text-indent="false"/>
      <style:text-properties officeooo:paragraph-rsid="003e3ba8"/>
    </style:style>
    <style:style style:name="P18" style:family="paragraph" style:parent-style-name="List_20_Contents">
      <style:paragraph-properties fo:margin-left="0in" fo:margin-right="0in" fo:text-indent="0in" style:auto-text-indent="false"/>
      <style:text-properties officeooo:rsid="004d389d" officeooo:paragraph-rsid="004d389d"/>
    </style:style>
    <style:style style:name="P19" style:family="paragraph" style:parent-style-name="List_20_Contents">
      <style:paragraph-properties fo:margin-left="0in" fo:margin-right="0in" fo:text-indent="0in" style:auto-text-indent="false"/>
      <style:text-properties officeooo:rsid="004d389d" officeooo:paragraph-rsid="004f1e07"/>
    </style:style>
    <style:style style:name="P20" style:family="paragraph" style:parent-style-name="List_20_Contents">
      <style:paragraph-properties fo:margin-left="0in" fo:margin-right="0in" fo:text-indent="0in" style:auto-text-indent="false"/>
      <style:text-properties officeooo:paragraph-rsid="004f1e07"/>
    </style:style>
    <style:style style:name="P21" style:family="paragraph" style:parent-style-name="List_20_Contents">
      <style:paragraph-properties fo:margin-left="0in" fo:margin-right="0in" fo:text-indent="0in" style:auto-text-indent="false"/>
      <style:text-properties style:font-name="Liberation Mono" officeooo:rsid="00536950" officeooo:paragraph-rsid="005f960c"/>
    </style:style>
    <style:style style:name="P22" style:family="paragraph" style:parent-style-name="List_20_Contents">
      <style:paragraph-properties fo:margin-left="0in" fo:margin-right="0in" fo:text-indent="0in" style:auto-text-indent="false"/>
      <style:text-properties style:font-name="Liberation Mono" officeooo:rsid="00536950" officeooo:paragraph-rsid="00616655"/>
    </style:style>
    <style:style style:name="P23" style:family="paragraph" style:parent-style-name="List_20_Contents">
      <style:paragraph-properties fo:margin-top="0in" fo:margin-bottom="0.1965in" loext:contextual-spacing="false"/>
      <style:text-properties officeooo:rsid="006ee54c" officeooo:paragraph-rsid="006ee54c"/>
    </style:style>
    <style:style style:name="P24" style:family="paragraph" style:parent-style-name="List_20_Contents">
      <style:paragraph-properties fo:margin-top="0in" fo:margin-bottom="0.1965in" loext:contextual-spacing="false"/>
      <style:text-properties officeooo:rsid="006ee54c" officeooo:paragraph-rsid="006f7073"/>
    </style:style>
    <style:style style:name="P25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e563" style:font-style-asian="italic" style:font-style-complex="italic"/>
    </style:style>
    <style:style style:name="T3" style:family="text">
      <style:text-properties officeooo:rsid="0012e563"/>
    </style:style>
    <style:style style:name="T4" style:family="text">
      <style:text-properties officeooo:rsid="00149864"/>
    </style:style>
    <style:style style:name="T5" style:family="text">
      <style:text-properties officeooo:rsid="001889ef"/>
    </style:style>
    <style:style style:name="T6" style:family="text">
      <style:text-properties officeooo:rsid="003d51c2"/>
    </style:style>
    <style:style style:name="T7" style:family="text">
      <style:text-properties style:font-name="Liberation Serif" fo:font-style="normal" officeooo:rsid="0012e563" style:font-style-asian="normal" style:font-style-complex="normal"/>
    </style:style>
    <style:style style:name="T8" style:family="text">
      <style:text-properties style:font-name="Liberation Serif" fo:font-style="normal" officeooo:rsid="00149864" style:font-style-asian="normal" style:font-style-complex="normal"/>
    </style:style>
    <style:style style:name="T9" style:family="text">
      <style:text-properties style:font-name="Liberation Serif" fo:font-style="normal" officeooo:rsid="00413ef3" style:font-style-asian="normal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2e563" style:font-style-asian="normal" style:font-style-complex="normal"/>
    </style:style>
    <style:style style:name="T12" style:family="text">
      <style:text-properties officeooo:rsid="00507db1"/>
    </style:style>
    <style:style style:name="T13" style:family="text">
      <style:text-properties officeooo:rsid="005ab9fa"/>
    </style:style>
    <style:style style:name="T14" style:family="text">
      <style:text-properties officeooo:rsid="00680aac"/>
    </style:style>
    <style:style style:name="T15" style:family="text">
      <style:text-properties officeooo:rsid="006bf52a"/>
    </style:style>
    <style:style style:name="T16" style:family="text">
      <style:text-properties officeooo:rsid="006ee54c"/>
    </style:style>
    <style:style style:name="T17" style:family="text">
      <style:text-properties officeooo:rsid="006fe343"/>
    </style:style>
    <style:style style:name="T18" style:family="text">
      <style:text-properties officeooo:rsid="0073e5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pecification</text:h>
      <text:p text:style-name="P5">We shall define a class named <text:span text:style-name="Teletype"><text:span text:style-name="T11">DoubleDictGraph</text:span></text:span> representing a <text:span text:style-name="Emphasis">directed graph</text:span>. </text:p>
      <text:p text:style-name="P1">The class<text:span text:style-name="T10"> </text:span><text:span text:style-name="Teletype"><text:span text:style-name="T11">DoubleDictGraph</text:span></text:span> will provide the following methods: </text:p>
      <text:p text:style-name="List_20_Heading"><text:span text:style-name="Teletype"/></text:p>
      <text:p text:style-name="List_20_Heading"><text:span text:style-name="Teletype"><text:span text:style-name="T3">def</text:span></text:span><text:span text:style-name="Teletype"> __</text:span><text:span text:style-name="Teletype"><text:span text:style-name="T3">init__</text:span></text:span><text:span text:style-name="Teletype">(</text:span><text:span text:style-name="Teletype"><text:span text:style-name="T3">self, number_of_nodes</text:span></text:span><text:span text:style-name="Teletype">)</text:span> </text:p>
      <text:p text:style-name="P3"><text:tab/>Constructs a graph with <text:span text:style-name="T1">“</text:span><text:span text:style-name="T2">number_of_nodes</text:span><text:span text:style-name="T1">”</text:span> vertices and without arcs. </text:p>
      <text:p text:style-name="List_20_Heading"/>
      <text:p text:style-name="P4"/>
      <text:p text:style-name="P2"><text:span text:style-name="Teletype"><text:span text:style-name="T5">def get_vertices</text:span></text:span><text:span text:style-name="Teletype">(</text:span><text:span text:style-name="Teletype"><text:span text:style-name="T3">self</text:span></text:span><text:span text:style-name="Teletype">)</text:span> </text:p>
      <text:p text:style-name="P15"><text:span text:style-name="T4"><text:tab/></text:span>Returns an iterable containing all the vertices.</text:p>
      <text:p text:style-name="P4"/>
      <text:p text:style-name="P4"/>
      <text:p text:style-name="P2"><text:span text:style-name="Teletype"><text:span text:style-name="T3">def</text:span></text:span><text:span text:style-name="Teletype"> </text:span><text:span text:style-name="Teletype"><text:span text:style-name="T5">get_number_of_vertices</text:span></text:span><text:span text:style-name="Teletype">(</text:span><text:span text:style-name="Teletype"><text:span text:style-name="T3">self</text:span></text:span><text:span text:style-name="Teletype">)</text:span> </text:p>
      <text:p text:style-name="P15"><text:span text:style-name="T4"><text:tab/></text:span>Returns the number of vertices in the graph.</text:p>
      <text:p text:style-name="P4"/>
      <text:p text:style-name="P4"/>
      <text:p text:style-name="P8"><text:span text:style-name="Teletype"><text:span text:style-name="T3">def</text:span></text:span><text:span text:style-name="Teletype"> get_outbound_neighbours_of_vertex_X(</text:span><text:span text:style-name="Teletype"><text:span text:style-name="T3">self, x</text:span></text:span><text:span text:style-name="Teletype">)</text:span> </text:p>
      <text:p text:style-name="P4"><text:tab/>Returns a list containing the outbound neighbours of x.</text:p>
      <text:p text:style-name="P4"/>
      <text:p text:style-name="P4"/>
      <text:p text:style-name="P8"><text:span text:style-name="Teletype"><text:span text:style-name="T3">def</text:span></text:span><text:span text:style-name="Teletype"> get_inbound_neighbours_of_vertex_X(</text:span><text:span text:style-name="Teletype"><text:span text:style-name="T3">self, x</text:span></text:span><text:span text:style-name="Teletype">)</text:span> </text:p>
      <text:p text:style-name="P4"><text:tab/>Returns a list containing the inbound neighbours of x.</text:p>
      <text:p text:style-name="P4"/>
      <text:p text:style-name="P4"/>
      <text:p text:style-name="P2"><text:span text:style-name="Teletype"><text:span text:style-name="T3">def</text:span></text:span><text:span text:style-name="Teletype"> is_edge(self, x, y)</text:span></text:p>
      <text:p text:style-name="P4"><text:tab/>Returns True if there is an edge from x to y, False otherwise.</text:p>
      <text:p text:style-name="P4"/>
      <text:p text:style-name="P4"/>
      <text:p text:style-name="P2"><text:span text:style-name="Teletype"><text:span text:style-name="T3">def</text:span></text:span><text:span text:style-name="Teletype"> add_edge(self, x, y, cost)</text:span></text:p>
      <text:p text:style-name="P14"><text:tab/>Adds an edge from x to y with the cost "cost".</text:p>
      <text:p text:style-name="P16"><text:span text:style-name="T4"><text:tab/></text:span>Precondition: there is no edge from x to y</text:p>
      <text:p text:style-name="P4"/>
      <text:p text:style-name="P4"/>
      <text:p text:style-name="P2"><text:span text:style-name="Teletype"><text:span text:style-name="T3">def</text:span></text:span><text:span text:style-name="Teletype"> remove_edge(self, x, y)</text:span></text:p>
      <text:p text:style-name="P15"><text:span text:style-name="T4"><text:tab/></text:span>Removes the edge from x to y.</text:p>
      <text:p text:style-name="P15"><text:tab/>Precondition: there is an edge from x to y.</text:p>
      <text:p text:style-name="P4"/>
      <text:p text:style-name="P4"/>
      <text:p text:style-name="P2"><text:span text:style-name="Teletype"><text:span text:style-name="T3">def</text:span></text:span><text:span text:style-name="Teletype"> get_in_and_out_degree(self, vertex_number)</text:span></text:p>
      <text:p text:style-name="P15"><text:span text:style-name="T4"><text:tab/></text:span>Returns th<text:span text:style-name="T4">e in degree and out degree of a</text:span> vertex in a tuple.</text:p>
      <text:p text:style-name="P4"/>
      <text:p text:style-name="P4"/>
      <text:p text:style-name="P2"><text:span text:style-name="Teletype"><text:span text:style-name="T3">def</text:span></text:span><text:span text:style-name="Teletype"> parse_outbound_edges_of_vertex_x(self, vertex_x)</text:span></text:p>
      <text:p text:style-name="P15"><text:span text:style-name="T4"><text:tab/></text:span>Returns a list with all the outbound edges starting from the <text:span text:style-name="T6">vertex x.</text:span></text:p>
      <text:p text:style-name="P4"/>
      <text:p text:style-name="P4"><text:soft-page-break/></text:p>
      <text:p text:style-name="P9"><text:span text:style-name="Teletype"><text:span text:style-name="T3">def</text:span></text:span><text:span text:style-name="Teletype"> parse_outbound_edges_of_vertex_x(self, vertex_x)</text:span></text:p>
      <text:p text:style-name="P17"><text:span text:style-name="Teletype"><text:span text:style-name="T4"><text:tab/></text:span></text:span><text:span text:style-name="Teletype"><text:span text:style-name="T7">R</text:span></text:span><text:span text:style-name="Teletype"><text:span text:style-name="T8">eturns a list with all the inbound edges startpoints which </text:span></text:span><text:span text:style-name="Teletype"><text:span text:style-name="T9">end in the vertex x.</text:span></text:span></text:p>
      <text:p text:style-name="P2"><text:span text:style-name="Teletype"/></text:p>
      <text:p text:style-name="P2"><text:span text:style-name="Teletype"/></text:p>
      <text:p text:style-name="P2"><text:span text:style-name="Teletype"><text:span text:style-name="T3">def</text:span></text:span><text:span text:style-name="Teletype"> retrieve_edge_cost(self, vertex_x, vertex_y)</text:span></text:p>
      <text:p text:style-name="P15"><text:span text:style-name="T4"><text:tab/></text:span>Returns the cost of an edge.</text:p>
      <text:p text:style-name="P4"/>
      <text:p text:style-name="P4"/>
      <text:p text:style-name="P2"><text:span text:style-name="Teletype"><text:span text:style-name="T3">def</text:span></text:span><text:span text:style-name="Teletype"> modify_edge_cost(self, vertex_x, vertex_y, new_cost)</text:span></text:p>
      <text:p text:style-name="P15"><text:span text:style-name="T4"><text:tab/></text:span>Modifies the cost of an edge which is stored in the dictCosts dictionary of edges.</text:p>
      <text:p text:style-name="P4"/>
      <text:p text:style-name="P4"/>
      <text:p text:style-name="P2"><text:span text:style-name="Teletype"><text:span text:style-name="T3">def</text:span></text:span><text:span text:style-name="Teletype"> add_vertex(self, vertex_x)</text:span></text:p>
      <text:p text:style-name="P15"><text:span text:style-name="T4"><text:tab/></text:span>Adds a vertex to the graph.</text:p>
      <text:p text:style-name="P18"><text:tab/>Precondition: The vertex_x should not exist already.</text:p>
      <text:p text:style-name="P18"/>
      <text:p text:style-name="P18"/>
      <text:p text:style-name="P10"><text:span text:style-name="Teletype"><text:span text:style-name="T5">def </text:span></text:span><text:span text:style-name="Teletype">remove_vertex(self, vertex_x)</text:span></text:p>
      <text:p text:style-name="P20"><text:span text:style-name="T4"><text:tab/></text:span>Removes a vertex from the graph and all the edges associated <text:span text:style-name="T12">with it.</text:span></text:p>
      <text:p text:style-name="P19"/>
      <text:p text:style-name="P19"/>
      <text:p text:style-name="P10"><text:span text:style-name="Teletype"><text:span text:style-name="T5">def </text:span></text:span><text:span text:style-name="Teletype">copy(self)</text:span></text:p>
      <text:p text:style-name="P20"><text:span text:style-name="T4"><text:tab/></text:span>Creates a copy of the graph and returns it.</text:p>
      <text:p text:style-name="P19"/>
      <text:p text:style-name="P22">@staticmethod</text:p>
      <text:p text:style-name="P10"><text:span text:style-name="Teletype"><text:span text:style-name="T5">def </text:span></text:span><text:span text:style-name="Teletype">read_graph_from_text_file(filename)</text:span></text:p>
      <text:p text:style-name="P20"><text:span text:style-name="T4"><text:tab/></text:span>A static method which reads from a file a graph, creates it and returns it.</text:p>
      <text:p text:style-name="P19"/>
      <text:p text:style-name="P19"/>
      <text:p text:style-name="P10"><text:span text:style-name="Teletype"><text:span text:style-name="T5">def </text:span></text:span><text:span text:style-name="Teletype">write_graph_to_text_file(self, file_name)</text:span></text:p>
      <text:p text:style-name="P20"><text:span text:style-name="T4"><text:tab/></text:span>A method which writes to a text file <text:span text:style-name="T13">a graph.</text:span></text:p>
      <text:p text:style-name="P19"/>
      <text:p text:style-name="P19"/>
      <text:p text:style-name="P21">@staticmethod</text:p>
      <text:p text:style-name="P10"><text:span text:style-name="Teletype"><text:span text:style-name="T5">def </text:span></text:span><text:span text:style-name="Teletype">create_random_graph(number_of_vertices, number_of_edges)</text:span></text:p>
      <text:p text:style-name="P20"><text:span text:style-name="T4"><text:tab/></text:span>Creates a random graph with a certain number of vertices and edges and returns it.</text:p>
      <text:p text:style-name="List_20_Contents"/>
      <text:p text:style-name="List_20_Contents"/>
      <text:h text:style-name="Heading_20_2" text:outline-level="2"/>
      <text:p text:style-name="Text_20_body"/>
      <text:p text:style-name="Text_20_body"/>
      <text:p text:style-name="Text_20_body"/>
      <text:h text:style-name="Heading_20_2" text:outline-level="2"><text:soft-page-break/>Implementation</text:h>
      <text:p text:style-name="Text_20_body">The implementation uses <text:span text:style-name="T14">three dictionaries, one for the outbound edges of each node, another for the inbound edges, and the last for the costs of each edge.</text:span></text:p>
      <text:p text:style-name="Preformatted_20_Text">class DoubleDictGraph:</text:p>
      <text:p text:style-name="Preformatted_20_Text"><text:tab/>def __init__(self, number_of_nodes):</text:p>
      <text:p text:style-name="Preformatted_20_Text"><text:tab/><text:tab/>self._dictOut = {}</text:p>
      <text:p text:style-name="Preformatted_20_Text"><text:tab/><text:tab/>self._dictIn = {}</text:p>
      <text:p text:style-name="Preformatted_20_Text"><text:tab/><text:tab/>self._dictCosts = {}</text:p>
      <text:p text:style-name="Preformatted_20_Text"><text:tab/><text:tab/></text:p>
      <text:p text:style-name="Preformatted_20_Text"><text:tab/><text:tab/>for i in range(number_of_nodes):</text:p>
      <text:p text:style-name="Preformatted_20_Text"><text:tab/><text:tab/><text:tab/>self._dictOut[i] = []</text:p>
      <text:p text:style-name="Preformatted_20_Text"><text:tab/><text:tab/><text:tab/>self._dictIn[i] = []</text:p>
      <text:p text:style-name="Preformatted_20_Text"><text:s text:c="2"/></text:p>
      <text:p text:style-name="P6">Class <text:span text:style-name="Teletype"><text:span text:style-name="T11">DoubleDictGraph</text:span></text:span> will <text:span text:style-name="T17">therefore</text:span> have the following data members: </text:p>
      <text:p text:style-name="P11"><text:span text:style-name="Teletype"><text:span text:style-name="T16">self._dictOut</text:span></text:span></text:p>
      <text:p text:style-name="P13">stores the outbound edges of each node</text:p>
      <text:p text:style-name="P13"/>
      <text:p text:style-name="List_20_Heading"><text:span text:style-name="Teletype">s</text:span><text:span text:style-name="Teletype"><text:span text:style-name="T16">elf._dictIn</text:span></text:span></text:p>
      <text:p text:style-name="P23">stores the inbound edges of each node</text:p>
      <text:p text:style-name="P12"><text:span text:style-name="Teletype">s</text:span><text:span text:style-name="Teletype"><text:span text:style-name="T16">elf._dictCosts</text:span></text:span></text:p>
      <text:p text:style-name="P24">stores the <text:span text:style-name="T18">costs of each edge</text:span></text:p>
      <text:p text:style-name="Text_20_body"/>
      <text:p text:style-name="List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5:12:13.536363839</meta:creation-date>
    <dc:date>2020-03-29T15:55:35.733076548</dc:date>
    <meta:editing-duration>PT40M55S</meta:editing-duration>
    <meta:editing-cycles>61</meta:editing-cycles>
    <meta:generator>LibreOffice/6.1.5.2$Linux_X86_64 LibreOffice_project/10$Build-2</meta:generator>
    <meta:document-statistic meta:table-count="0" meta:image-count="0" meta:object-count="0" meta:page-count="3" meta:paragraph-count="65" meta:word-count="394" meta:character-count="2738" meta:non-whitespace-character-count="2357"/>
  </office:meta>
</office:document-meta>
</file>